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java.util.*; </text:p>
      <text:p text:style-name="Standard">import java.io.*; </text:p>
      <text:p text:style-name="Standard">import java.net.*; </text:p>
      <text:p text:style-name="Standard">import java.lang.Math; </text:p>
      <text:p text:style-name="Standard">class Newproject { </text:p>
      <text:p text:style-name="Standard"><text:s text:c="6"/></text:p>
      <text:p text:style-name="Standard"><text:s text:c="4"/>// Converts IP address to the binary form </text:p>
      <text:p text:style-name="Standard"><text:s text:c="4"/>public static int[] binary(String[] str) </text:p>
      <text:p text:style-name="Standard"><text:s text:c="4"/>{ </text:p>
      <text:p text:style-name="Standard"><text:s text:c="8"/>int re[] = new int[32]; </text:p>
      <text:p text:style-name="Standard"><text:s text:c="8"/>int a, b, c, d, i, rem; </text:p>
      <text:p text:style-name="Standard"><text:s text:c="8"/>a = b = c = d = 1; </text:p>
      <text:p text:style-name="Standard"><text:s text:c="8"/>Stack&lt;Integer&gt; st = new Stack&lt;Integer&gt;(); </text:p>
      <text:p text:style-name="Standard"><text:s text:c="10"/></text:p>
      <text:p text:style-name="Standard"><text:s text:c="8"/>// Separate each number of the IP address </text:p>
      <text:p text:style-name="Standard"><text:s text:c="8"/>if (str != null) <text:s/></text:p>
      <text:p text:style-name="Standard"><text:s text:c="8"/>{ </text:p>
      <text:p text:style-name="Standard"><text:s text:c="12"/>a = Integer.parseInt(str[0]); </text:p>
      <text:p text:style-name="Standard"><text:s text:c="12"/>b = Integer.parseInt(str[1]); </text:p>
      <text:p text:style-name="Standard"><text:s text:c="12"/>c = Integer.parseInt(str[2]); </text:p>
      <text:p text:style-name="Standard"><text:s text:c="12"/>d = Integer.parseInt(str[3]); </text:p>
      <text:p text:style-name="Standard"><text:s text:c="8"/>} </text:p>
      <text:p text:style-name="Standard"><text:s text:c="10"/></text:p>
      <text:p text:style-name="Standard"><text:s text:c="8"/>// convert first number to binary </text:p>
      <text:p text:style-name="Standard"><text:s text:c="8"/>for (i = 0; i &lt;= 7; i++) <text:s/></text:p>
      <text:p text:style-name="Standard"><text:s text:c="8"/>{ </text:p>
      <text:p text:style-name="Standard"><text:s text:c="12"/>rem = a % 2; </text:p>
      <text:p text:style-name="Standard"><text:s text:c="12"/>st.push(rem); </text:p>
      <text:p text:style-name="Standard"><text:s text:c="12"/>a = a / 2; </text:p>
      <text:p text:style-name="Standard"><text:s text:c="8"/>} </text:p>
      <text:p text:style-name="Standard"><text:s text:c="10"/></text:p>
      <text:p text:style-name="Standard"><text:s text:c="8"/>// Obtain First octet </text:p>
      <text:p text:style-name="Standard"><text:s text:c="8"/>for (i = 0; i &lt;= 7; i++) { </text:p>
      <text:p text:style-name="Standard"><text:s text:c="12"/>re[i] = st.pop(); </text:p>
      <text:p text:style-name="Standard"><text:s text:c="8"/>} </text:p>
      <text:p text:style-name="Standard"><text:s text:c="10"/></text:p>
      <text:p text:style-name="Standard"><text:s text:c="8"/>// convert second number to binary </text:p>
      <text:p text:style-name="Standard"><text:s text:c="8"/>for (i = 8; i &lt;= 15; i++) { </text:p>
      <text:p text:style-name="Standard"><text:s text:c="12"/>rem = b % 2; </text:p>
      <text:p text:style-name="Standard"><text:s text:c="12"/>st.push(rem); </text:p>
      <text:p text:style-name="Standard"><text:s text:c="12"/>b = b / 2; </text:p>
      <text:p text:style-name="Standard"><text:s text:c="8"/>} </text:p>
      <text:p text:style-name="Standard"><text:s text:c="10"/></text:p>
      <text:p text:style-name="Standard"><text:s text:c="8"/>// Obtain Second octet </text:p>
      <text:p text:style-name="Standard"><text:s text:c="8"/>for (i = 8; i &lt;= 15; i++) { </text:p>
      <text:p text:style-name="Standard"><text:s text:c="12"/>re[i] = st.pop(); </text:p>
      <text:p text:style-name="Standard"><text:s text:c="8"/>} </text:p>
      <text:p text:style-name="Standard"><text:s text:c="10"/></text:p>
      <text:p text:style-name="Standard"><text:s text:c="8"/>// convert Third number to binary </text:p>
      <text:p text:style-name="Standard"><text:s text:c="8"/>for (i = 16; i &lt;= 23; i++) { </text:p>
      <text:p text:style-name="Standard"><text:s text:c="12"/>rem = c % 2; </text:p>
      <text:p text:style-name="Standard"><text:s text:c="12"/>st.push(rem); </text:p>
      <text:p text:style-name="Standard"><text:s text:c="12"/>c = c / 2; </text:p>
      <text:p text:style-name="Standard"><text:soft-page-break/><text:s text:c="8"/>} </text:p>
      <text:p text:style-name="Standard"><text:s text:c="10"/></text:p>
      <text:p text:style-name="Standard"><text:s text:c="8"/>// Obtain Third octet </text:p>
      <text:p text:style-name="Standard"><text:s text:c="8"/>for (i = 16; i &lt;= 23; i++) { </text:p>
      <text:p text:style-name="Standard"><text:s text:c="12"/>re[i] = st.pop(); </text:p>
      <text:p text:style-name="Standard"><text:s text:c="8"/>} </text:p>
      <text:p text:style-name="Standard"><text:s text:c="10"/></text:p>
      <text:p text:style-name="Standard"><text:s text:c="8"/>// convert fourth number to binary </text:p>
      <text:p text:style-name="Standard"><text:s text:c="8"/>for (i = 24; i &lt;= 31; i++) { </text:p>
      <text:p text:style-name="Standard"><text:s text:c="12"/>rem = d % 2; </text:p>
      <text:p text:style-name="Standard"><text:s text:c="12"/>st.push(rem); </text:p>
      <text:p text:style-name="Standard"><text:s text:c="12"/>d = d / 2; </text:p>
      <text:p text:style-name="Standard"><text:s text:c="8"/>} </text:p>
      <text:p text:style-name="Standard"><text:s text:c="10"/></text:p>
      <text:p text:style-name="Standard"><text:s text:c="8"/>// Obtain Fourth octet </text:p>
      <text:p text:style-name="Standard"><text:s text:c="8"/>for (i = 24; i &lt;= 31; i++) { </text:p>
      <text:p text:style-name="Standard"><text:s text:c="8"/><text:tab/>re[i]=st.pop();</text:p>
      <text:p text:style-name="Standard"><text:s text:c="8"/>}</text:p>
      <text:p text:style-name="Standard"><text:s text:c="8"/>return(re);</text:p>
      <text:p text:style-name="Standard"><text:s text:c="4"/>}</text:p>
      <text:p text:style-name="Standard"><text:s text:c="8"/><text:tab/>public static char cls(String[] str) </text:p>
      <text:p text:style-name="Standard"><text:s text:c="12"/>{ </text:p>
      <text:p text:style-name="Standard"><text:s text:c="16"/>int a = Integer.parseInt(str[0]); </text:p>
      <text:p text:style-name="Standard"><text:s text:c="16"/>if (a &gt;= 0 &amp;&amp; a &lt;= 127) </text:p>
      <text:p text:style-name="Standard"><text:s text:c="20"/>return ('A'); </text:p>
      <text:p text:style-name="Standard"><text:s text:c="16"/>else if (a &gt;= 128 &amp;&amp; a &lt;= 191) </text:p>
      <text:p text:style-name="Standard"><text:s text:c="20"/>return ('B'); </text:p>
      <text:p text:style-name="Standard"><text:s text:c="16"/>else if (a &gt;= 192 &amp;&amp; a &lt;= 223) </text:p>
      <text:p text:style-name="Standard"><text:s text:c="20"/>return ('C'); </text:p>
      <text:p text:style-name="Standard"><text:s text:c="16"/>else if (a &gt;= 224 &amp;&amp; a &lt;= 239) </text:p>
      <text:p text:style-name="Standard"><text:s text:c="20"/>return ('D'); </text:p>
      <text:p text:style-name="Standard"><text:s text:c="16"/>else</text:p>
      <text:p text:style-name="Standard"><text:s text:c="20"/>return ('E'); </text:p>
      <text:p text:style-name="Standard"><text:s text:c="12"/>} </text:p>
      <text:p text:style-name="Standard"><text:s text:c="8"/></text:p>
      <text:p text:style-name="Standard"><text:s text:c="6"/></text:p>
      <text:p text:style-name="Standard"><text:s text:c="4"/>// Converts IP address <text:s/></text:p>
      <text:p text:style-name="Standard"><text:s text:c="4"/>// from binary to decimal form </text:p>
      <text:p text:style-name="Standard"><text:s text:c="4"/>public static int[] decimal(int[] bi) </text:p>
      <text:p text:style-name="Standard"><text:s text:c="4"/>{ </text:p>
      <text:p text:style-name="Standard"><text:s text:c="10"/></text:p>
      <text:p text:style-name="Standard"><text:s text:c="8"/>int[] arr = new int[4]; </text:p>
      <text:p text:style-name="Standard"><text:s text:c="8"/>int a, b, c, d, i, j; </text:p>
      <text:p text:style-name="Standard"><text:s text:c="8"/>a = b = c = d = 0; </text:p>
      <text:p text:style-name="Standard"><text:s text:c="8"/>j = 7; </text:p>
      <text:p text:style-name="Standard"><text:s text:c="10"/></text:p>
      <text:p text:style-name="Standard"><text:s text:c="8"/>for (i = 0; i &lt; 8; i++) { </text:p>
      <text:p text:style-name="Standard"><text:s text:c="14"/></text:p>
      <text:p text:style-name="Standard"><text:s text:c="12"/>a = a + (int)(Math.pow(2, j)) * bi[i]; </text:p>
      <text:p text:style-name="Standard"><text:s text:c="12"/>j--; </text:p>
      <text:p text:style-name="Standard"><text:s text:c="8"/>} </text:p>
      <text:p text:style-name="Standard"><text:s text:c="10"/></text:p>
      <text:p text:style-name="Standard"><text:s text:c="8"/>j = 7; </text:p>
      <text:p text:style-name="Standard"><text:soft-page-break/><text:s text:c="8"/>for (i = 8; i &lt; 16; i++) { </text:p>
      <text:p text:style-name="Standard"><text:s text:c="14"/></text:p>
      <text:p text:style-name="Standard"><text:s text:c="12"/>b = b + bi[i] * (int)(Math.pow(2, j)); </text:p>
      <text:p text:style-name="Standard"><text:s text:c="12"/>j--; </text:p>
      <text:p text:style-name="Standard"><text:s text:c="8"/>} </text:p>
      <text:p text:style-name="Standard"><text:s text:c="10"/></text:p>
      <text:p text:style-name="Standard"><text:s text:c="8"/>j = 7; </text:p>
      <text:p text:style-name="Standard"><text:s text:c="8"/>for (i = 16; i &lt; 24; i++) { </text:p>
      <text:p text:style-name="Standard"><text:s text:c="14"/></text:p>
      <text:p text:style-name="Standard"><text:s text:c="12"/>c = c + bi[i] * (int)(Math.pow(2, j)); </text:p>
      <text:p text:style-name="Standard"><text:s text:c="12"/>j--; </text:p>
      <text:p text:style-name="Standard"><text:s text:c="8"/>} </text:p>
      <text:p text:style-name="Standard"><text:s text:c="10"/></text:p>
      <text:p text:style-name="Standard"><text:s text:c="8"/>j = 7; </text:p>
      <text:p text:style-name="Standard"><text:s text:c="8"/>for (i = 24; i &lt; 32; i++) { </text:p>
      <text:p text:style-name="Standard"><text:s text:c="14"/></text:p>
      <text:p text:style-name="Standard"><text:s text:c="12"/>d = d + bi[i] * (int)(Math.pow(2, j)); </text:p>
      <text:p text:style-name="Standard"><text:s text:c="12"/>j--; </text:p>
      <text:p text:style-name="Standard"><text:s text:c="8"/>} </text:p>
      <text:p text:style-name="Standard"><text:s text:c="10"/></text:p>
      <text:p text:style-name="Standard"><text:s text:c="8"/>arr[0] = a; </text:p>
      <text:p text:style-name="Standard"><text:s text:c="8"/>arr[1] = b; </text:p>
      <text:p text:style-name="Standard"><text:s text:c="8"/>arr[2] = c; </text:p>
      <text:p text:style-name="Standard"><text:s text:c="8"/>arr[3] = d; </text:p>
      <text:p text:style-name="Standard"><text:s text:c="8"/>return arr; </text:p>
      <text:p text:style-name="Standard"><text:s text:c="4"/>} </text:p>
      <text:p text:style-name="Standard"><text:s text:c="4"/></text:p>
      <text:p text:style-name="Standard"><text:s text:c="6"/></text:p>
      <text:p text:style-name="Standard"><text:s text:c="4"/>public static void main(String args[])throws IOException</text:p>
      <text:p text:style-name="Standard"><text:s text:c="4"/>{ </text:p>
      <text:p text:style-name="Standard"><text:s text:c="4"/><text:tab/>try</text:p>
      <text:p text:style-name="Standard"><text:s text:c="4"/><text:tab/>{</text:p>
      <text:p text:style-name="Standard"><text:s text:c="2"/></text:p>
      <text:p text:style-name="Standard"><text:s text:c="8"/>int i; </text:p>
      <text:p text:style-name="Standard"><text:s text:c="8"/>String[] str = new String[4]; </text:p>
      <text:p text:style-name="Standard"><text:s text:c="5"/>String ipr1=args[0];</text:p>
      <text:p text:style-name="Standard"><text:s text:c="5"/>String ipr2=args[1];</text:p>
      <text:p text:style-name="Standard"><text:s text:c="3"/></text:p>
      <text:p text:style-name="Standard"><text:s text:c="8"/>System.out.println("IP address <text:s/>format is:" + ipr1); </text:p>
      <text:p text:style-name="Standard"><text:s text:c="8"/>System.out.println("IP address <text:s/>format is:" + ipr2); </text:p>
      <text:p text:style-name="Standard"><text:s text:c="8"/>String [] ip= {ipr1,ipr2};</text:p>
      <text:p text:style-name="Standard"><text:s text:c="8"/></text:p>
      <text:p text:style-name="Standard"><text:s text:c="8"/>// Separate IP address and n </text:p>
      <text:p text:style-name="Standard"><text:s text:c="4"/></text:p>
      <text:p text:style-name="Standard"><text:s text:c="7"/>if(ip[0]==ipr1) {</text:p>
      <text:p text:style-name="Standard"><text:s text:c="8"/>String[] str1 = ipr1.split("/"); <text:s/></text:p>
      <text:p text:style-name="Standard"><text:s text:c="9"/></text:p>
      <text:p text:style-name="Standard"><text:s text:c="8"/>// IP address </text:p>
      <text:p text:style-name="Standard"><text:s text:c="8"/>String tr = str1[0]; <text:s/></text:p>
      <text:p text:style-name="Standard"><text:s text:c="5"/></text:p>
      <text:p text:style-name="Standard"><text:s text:c="8"/>// Split IP address into 4 subparts x, y, z, t </text:p>
      <text:p text:style-name="Standard"><text:s text:c="8"/>str = tr.split("\\."); <text:s/></text:p>
      <text:p text:style-name="Standard"><text:s text:c="6"/></text:p>
      <text:p text:style-name="Standard"><text:soft-page-break/><text:s text:c="2"/></text:p>
      <text:p text:style-name="Standard"><text:s text:c="8"/>int[] b = new int[32]; </text:p>
      <text:p text:style-name="Standard"><text:s text:c="8"/></text:p>
      <text:p text:style-name="Standard"><text:s text:c="8"/>System.out.println(); </text:p>
      <text:p text:style-name="Standard"><text:s text:c="10"/></text:p>
      <text:p text:style-name="Standard"><text:s text:c="8"/>// Convert IP address to binary form </text:p>
      <text:p text:style-name="Standard"><text:s text:c="8"/>b = binary(str); <text:s/></text:p>
      <text:p text:style-name="Standard"><text:s text:c="2"/></text:p>
      <text:p text:style-name="Standard"><text:s text:c="8"/>int n = Integer.parseInt(str1[1]); </text:p>
      <text:p text:style-name="Standard"><text:s text:c="8"/>int[] ntwk = new int[32]; </text:p>
      <text:p text:style-name="Standard"><text:s text:c="7"/>int[] brd=new int[32];</text:p>
      <text:p text:style-name="Standard"><text:s text:c="8"/>int t = 32 - n; </text:p>
      <text:p text:style-name="Standard"><text:s text:c="10"/></text:p>
      <text:p text:style-name="Standard"><text:s text:c="8"/>// Obtanining network address </text:p>
      <text:p text:style-name="Standard"><text:s text:c="8"/>for (i = 0; i &lt;= (31 - t); i++) { </text:p>
      <text:p text:style-name="Standard"><text:s text:c="14"/></text:p>
      <text:p text:style-name="Standard"><text:s text:c="12"/>ntwk[i] = b[i]; </text:p>
      <text:p text:style-name="Standard"><text:s text:c="11"/>brd[i] = b[i]; </text:p>
      <text:p text:style-name="Standard"><text:s text:c="8"/>} </text:p>
      <text:p text:style-name="Standard"><text:s text:c="10"/></text:p>
      <text:p text:style-name="Standard"><text:s text:c="8"/>// Set 32-n bits to 0 </text:p>
      <text:p text:style-name="Standard"><text:s text:c="8"/>for (i = 31; i &gt; (31 - t); i--) { </text:p>
      <text:p text:style-name="Standard"><text:s text:c="14"/></text:p>
      <text:p text:style-name="Standard"><text:s text:c="12"/>ntwk[i] = 0; </text:p>
      <text:p text:style-name="Standard"><text:s text:c="8"/>} </text:p>
      <text:p text:style-name="Standard"><text:s text:c="10"/></text:p>
      <text:p text:style-name="Standard"><text:s text:c="8"/>// Obtaining Broadcast address <text:s/></text:p>
      <text:p text:style-name="Standard"><text:s text:c="8"/>// by setting 32-n bits to 1 </text:p>
      <text:p text:style-name="Standard"><text:s text:c="7"/>for (i = 31; i &gt; (31 - t); i--) { </text:p>
      <text:p text:style-name="Standard"><text:s text:c="14"/></text:p>
      <text:p text:style-name="Standard"><text:s text:c="11"/>brd[i] = 1; </text:p>
      <text:p text:style-name="Standard"><text:s text:c="8"/>} </text:p>
      <text:p text:style-name="Standard"><text:s text:c="10"/></text:p>
      <text:p text:style-name="Standard"><text:s text:c="8"/>System.out.println(); </text:p>
      <text:p text:style-name="Standard"><text:s text:c="2"/></text:p>
      <text:p text:style-name="Standard"><text:s text:c="8"/>// Obtaining class of Address </text:p>
      <text:p text:style-name="Standard"><text:s text:c="8"/>char c = cls(str); <text:s/></text:p>
      <text:p text:style-name="Standard"><text:s text:c="8"/>System.out.println("Class : " + c); </text:p>
      <text:p text:style-name="Standard"><text:s text:c="10"/></text:p>
      <text:p text:style-name="Standard"><text:s text:c="8"/>// Converting network address to decimal </text:p>
      <text:p text:style-name="Standard"><text:s text:c="8"/>int[] nt = decimal(ntwk); <text:s/></text:p>
      <text:p text:style-name="Standard"><text:s text:c="10"/></text:p>
      <text:p text:style-name="Standard"><text:s text:c="8"/>// Converting broadcast address to decimal </text:p>
      <text:p text:style-name="Standard"><text:s text:c="5"/>int[] br = decimal(brd); <text:s/></text:p>
      <text:p text:style-name="Standard"><text:s text:c="2"/></text:p>
      <text:p text:style-name="Standard"><text:s text:c="8"/>// Printing in dotted decimal format <text:s/></text:p>
      <text:p text:style-name="Standard"><text:s text:c="8"/>System.out.println("Network Address : " + nt[0] <text:s/></text:p>
      <text:p text:style-name="Standard"><text:s text:c="21"/>+ "." + nt[1] + "." + nt[2] + "." + nt[3]); <text:s/></text:p>
      <text:p text:style-name="Standard"><text:s text:c="8"/>System.out.println("broadcast Address : " + br[0] <text:s/></text:p>
      <text:p text:style-name="Standard"><text:s text:c="16"/>+ "." + br[1] + "." + br[2] + "." + br[3]); <text:s/></text:p>
      <text:p text:style-name="Standard"><text:s text:c="8"/></text:p>
      <text:p text:style-name="Standard"><text:s text:c="8"/></text:p>
      <text:p text:style-name="Standard"><text:s text:c="4"/><text:tab/>}</text:p>
      <text:p text:style-name="Standard"><text:soft-page-break/><text:s text:c="7"/>if(ip[1]==ipr2)</text:p>
      <text:p text:style-name="Standard"><text:s text:c="7"/>{</text:p>
      <text:p text:style-name="Standard"><text:s text:c="4"/><text:tab/> <text:s text:c="2"/>String[] str2 = ipr2.split("/"); <text:s/></text:p>
      <text:p text:style-name="Standard"><text:s text:c="11"/></text:p>
      <text:p text:style-name="Standard"><text:s text:c="11"/>// IP address </text:p>
      <text:p text:style-name="Standard"><text:s text:c="11"/>String tr = str2[0]; <text:s/></text:p>
      <text:p text:style-name="Standard"><text:s text:c="8"/></text:p>
      <text:p text:style-name="Standard"><text:s text:c="11"/>// Split IP address into 4 subparts x, y, z, t </text:p>
      <text:p text:style-name="Standard"><text:s text:c="11"/>str = tr.split("\\."); <text:s/></text:p>
      <text:p text:style-name="Standard"><text:s text:c="9"/></text:p>
      <text:p text:style-name="Standard"><text:s text:c="5"/></text:p>
      <text:p text:style-name="Standard"><text:s text:c="11"/>int[] b = new int[32]; </text:p>
      <text:p text:style-name="Standard"><text:s text:c="11"/></text:p>
      <text:p text:style-name="Standard"><text:s text:c="11"/>System.out.println(); </text:p>
      <text:p text:style-name="Standard"><text:s text:c="13"/></text:p>
      <text:p text:style-name="Standard"><text:s text:c="11"/>// Convert IP address to binary form </text:p>
      <text:p text:style-name="Standard"><text:s text:c="11"/>b = binary(str); <text:s/></text:p>
      <text:p text:style-name="Standard"><text:s text:c="5"/></text:p>
      <text:p text:style-name="Standard"><text:s text:c="11"/>int n = Integer.parseInt(str2[1]); </text:p>
      <text:p text:style-name="Standard"><text:s text:c="11"/>int[] ntwk = new int[32]; </text:p>
      <text:p text:style-name="Standard"><text:s text:c="10"/>int[] brd=new int[32];</text:p>
      <text:p text:style-name="Standard"><text:s text:c="11"/>int t = 32 - n; </text:p>
      <text:p text:style-name="Standard"><text:s text:c="13"/></text:p>
      <text:p text:style-name="Standard"><text:s text:c="11"/>// Obtanining network address </text:p>
      <text:p text:style-name="Standard"><text:s text:c="11"/>for (i = 0; i &lt;= (31 - t); i++) { </text:p>
      <text:p text:style-name="Standard"><text:s text:c="17"/></text:p>
      <text:p text:style-name="Standard"><text:s text:c="15"/>ntwk[i] = b[i]; </text:p>
      <text:p text:style-name="Standard"><text:s text:c="14"/>brd[i] = b[i]; </text:p>
      <text:p text:style-name="Standard"><text:s text:c="11"/>} </text:p>
      <text:p text:style-name="Standard"><text:s text:c="13"/></text:p>
      <text:p text:style-name="Standard"><text:s text:c="11"/>// Set 32-n bits to 0 </text:p>
      <text:p text:style-name="Standard"><text:s text:c="11"/>for (i = 31; i &gt; (31 - t); i--) { </text:p>
      <text:p text:style-name="Standard"><text:s text:c="17"/></text:p>
      <text:p text:style-name="Standard"><text:s text:c="15"/>ntwk[i] = 0; </text:p>
      <text:p text:style-name="Standard"><text:s text:c="11"/>} </text:p>
      <text:p text:style-name="Standard"><text:s text:c="13"/></text:p>
      <text:p text:style-name="Standard"><text:s text:c="11"/>// Obtaining Broadcast address <text:s/></text:p>
      <text:p text:style-name="Standard"><text:s text:c="11"/>// by setting 32-n bits to 1 </text:p>
      <text:p text:style-name="Standard"><text:s text:c="10"/>for (i = 31; i &gt; (31 - t); i--) { </text:p>
      <text:p text:style-name="Standard"><text:s text:c="17"/></text:p>
      <text:p text:style-name="Standard"><text:s text:c="14"/>brd[i] = 1; </text:p>
      <text:p text:style-name="Standard"><text:s text:c="11"/>} </text:p>
      <text:p text:style-name="Standard"><text:s text:c="13"/></text:p>
      <text:p text:style-name="Standard"><text:s text:c="11"/>System.out.println(); </text:p>
      <text:p text:style-name="Standard"><text:s text:c="5"/></text:p>
      <text:p text:style-name="Standard"><text:s text:c="11"/>// Obtaining class of Address </text:p>
      <text:p text:style-name="Standard"><text:s text:c="10"/>char c = cls(str); <text:s/></text:p>
      <text:p text:style-name="Standard"><text:s text:c="11"/>System.out.println("Class : " + c); </text:p>
      <text:p text:style-name="Standard"><text:s text:c="13"/></text:p>
      <text:p text:style-name="Standard"><text:s text:c="11"/>// Converting network address to decimal </text:p>
      <text:p text:style-name="Standard"><text:s text:c="11"/>int[] nt2 = decimal(ntwk); <text:s/></text:p>
      <text:p text:style-name="Standard"><text:s text:c="13"/></text:p>
      <text:p text:style-name="Standard"><text:s text:c="11"/>// Converting broadcast address to decimal </text:p>
      <text:p text:style-name="Standard"><text:soft-page-break/><text:s text:c="8"/>int[] br = decimal(brd); <text:s/></text:p>
      <text:p text:style-name="Standard"><text:s text:c="5"/></text:p>
      <text:p text:style-name="Standard"><text:s text:c="11"/>// Printing in dotted decimal format <text:s/></text:p>
      <text:p text:style-name="Standard"><text:s text:c="11"/>System.out.println("Network Address : " + nt2[0] <text:s/></text:p>
      <text:p text:style-name="Standard"><text:s text:c="24"/>+ "." + nt2[1] + "." + nt2[2] + "." + nt2[3]); <text:s/></text:p>
      <text:p text:style-name="Standard"><text:s text:c="11"/>System.out.println("broadcast Address : " + br[0] <text:s/></text:p>
      <text:p text:style-name="Standard"><text:s text:c="19"/>+ "." + br[1] + "." + br[2] + "." + br[3]); <text:s/></text:p>
      <text:p text:style-name="Standard"><text:s text:c="11"/></text:p>
      <text:p text:style-name="Standard"><text:s text:c="11"/></text:p>
      <text:p text:style-name="Standard"><text:s text:c="5"/></text:p>
      <text:p text:style-name="Standard"><text:s text:c="4"/><text:tab/>}</text:p>
      <text:p text:style-name="Standard"><text:s text:c="5"/></text:p>
      <text:p text:style-name="Standard"><text:s/>// if((nt[0]==nt2[0])&amp;&amp;(nt[1]==nt2[1])&amp;&amp;(nt[2]==nt2[2])&amp;&amp;(nt[3]&lt;nt2[3])) {</text:p>
      <text:p text:style-name="Standard"><text:s text:c="7"/></text:p>
      <text:p text:style-name="Standard"><text:s text:c="4"/>}</text:p>
      <text:p text:style-name="Standard"><text:s text:c="4"/><text:tab/></text:p>
      <text:p text:style-name="Standard"><text:s text:c="4"/><text:tab/>catch(NumberFormatException e)</text:p>
      <text:p text:style-name="Standard"><text:s text:c="4"/><text:tab/>{</text:p>
      <text:p text:style-name="Standard"><text:s text:c="4"/><text:tab/><text:tab/>System.out.println(e);</text:p>
      <text:p text:style-name="Standard"><text:s text:c="4"/><text:tab/>}</text:p>
      <text:p text:style-name="Standard">} 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99cm" fo:margin-right="0.191cm" fo:margin-top="0.009cm" fo:margin-bottom="0cm" loext:contextual-spacing="false" fo:line-height="100%" fo:text-align="justify" style:justify-single-word="false" fo:orphans="2" fo:widows="2" fo:text-indent="0.379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sh Reddy</meta:initial-creator>
    <dc:creator>Ravish Reddy</dc:creator>
    <meta:editing-cycles>2</meta:editing-cycles>
    <meta:creation-date>2019-09-21T16:25:00</meta:creation-date>
    <dc:date>2019-09-21T16:25:00</dc:date>
    <meta:editing-duration>PT1M</meta:editing-duration>
    <meta:generator>LibreOffice/6.0.6.2$Linux_X86_64 LibreOffice_project/00m0$Build-2</meta:generator>
    <meta:document-statistic meta:table-count="0" meta:image-count="0" meta:object-count="0" meta:page-count="14" meta:paragraph-count="287" meta:word-count="927" meta:character-count="7282" meta:non-whitespace-character-count="37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